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8485" style:text-blinking="false" fo:background-color="transparent"/>
    </style:style>
    <style:style style:name="P10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11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P12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d8485" style:text-blinking="false" fo:background-color="transparent"/>
    </style:style>
    <style:style style:name="P13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d8485" style:text-blinking="false" fo:background-color="transparent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d8485" style:text-blinking="false" fo:background-color="transparent" loext:char-shading-value="0"/>
    </style:style>
    <style:style style:name="T7" style:family="text">
      <style:text-properties officeooo:rsid="000d41e4"/>
    </style:style>
    <style:style style:name="T8" style:family="text">
      <style:text-properties officeooo:rsid="00024720"/>
    </style:style>
    <style:style style:name="T9" style:family="text">
      <style:text-properties officeooo:rsid="0004f3f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4 – </text:span><text:span text:style-name="T6">Channels, Colours, LUTs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9"><text:span text:style-name="T9">U</text:span>se Channels tool (composite, grey, etc.), <text:span text:style-name="T9">split/merge channels</text:span></text:p>
        </text:list-item>
        <text:list-item>
          <text:p text:style-name="P13">Explain the concept of LUTs and identify which ones are useful for specific situations</text:p>
        </text:list-item>
        <text:list-item>
          <text:p text:style-name="P9"><text:span text:style-name="T9">Practice generating R</text:span>GB images for <text:span text:style-name="T9">presentation purposes and creating montages from multichannel images</text:span></text:p>
        </text:list-item>
        <text:list-item>
          <text:p text:style-name="P12"><text:span text:style-name="T9">Apply the “</text:span>Synchronise windows” <text:span text:style-name="T9">tool</text:span>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4:33.001872100</dc:date>
    <meta:editing-duration>P1DT1H42M4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3" meta:character-count="359" meta:non-whitespace-character-count="316"/>
  </office:meta>
</office:document-meta>
</file>